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left="0.7098in" fo:margin-right="0in" fo:text-align="start" style:justify-single-word="false" fo:text-indent="0in" style:auto-text-indent="false"/>
      <style:text-properties style:font-name="Liberation Sans" fo:font-size="12pt" style:font-size-asian="12pt" style:font-size-complex="12pt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ans" fo:font-size="12pt" style:font-size-asian="12pt" style:font-size-complex="12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.502in" fo:margin-right="0in" fo:text-align="start" style:justify-single-word="false" fo:text-indent="-0.2272in" style:auto-text-indent="false">
        <style:tab-stops/>
      </style:paragraph-properties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.2752in" fo:margin-right="0in" fo:text-align="start" style:justify-single-word="false" fo:text-indent="0in" style:auto-text-indent="false" fo:break-before="page">
        <style:tab-stops/>
      </style:paragraph-properties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office:annotation><dc:creator>David </dc:creator><dc:date>2011-05-01T15:20:16</dc:date><text:p text:style-name="P12"><text:span text:style-name="T2">do section for student in students</text:span></text:p></office:annotation>Travel Directions</text:p>
        <text:p text:style-name="P1"><text:conditional-text text:condition="ooow:True" text:string-value-if-true="&quot;student&quot;" text:string-value-if-false="">student</text:conditional-text></text:p>
        <text:p text:style-name="P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Company: <text:span text:style-name="T1"><text:conditional-text text:condition="ooow:True" text:string-value-if-true="&quot;student.placement&quot;" text:string-value-if-false="">student.placement</text:conditional-text></text:span></text:p>
              <text:p text:style-name="P3"><text:span text:style-name="T1">Address: </text:span><text:span text:style-name="T1"><text:conditional-text text:condition="ooow:True" text:string-value-if-true="&quot;student.placement.address&quot;" text:string-value-if-false="">student.placement.address</text:conditional-text></text:span></text:p>
              <text:p text:style-name="P5"><text:span text:style-name="T1"><text:conditional-text text:condition="ooow:True" text:string-value-if-true="&quot;student.placement.city&quot;" text:string-value-if-false="">student.placement.city</text:conditional-text></text:span><text:span text:style-name="T1">, </text:span><text:span text:style-name="T1"><text:conditional-text text:condition="ooow:True" text:string-value-if-true="&quot;student.placement.state&quot;" text:string-value-if-false="">student.placement.state</text:conditional-text></text:span><text:span text:style-name="T1"> </text:span><text:span text:style-name="T1"><text:conditional-text text:condition="ooow:True" text:string-value-if-true="&quot;student.placement.zip&quot;" text:string-value-if-false="">student.placement.zip</text:conditional-text></text:span></text:p>
              <text:p text:style-name="P6"><text:span text:style-name="T1">Train: </text:span><text:span text:style-name="T1"><text:conditional-text text:condition="ooow:True" text:string-value-if-true="&quot;student.placement.train_line&quot;" text:string-value-if-false="">student.placement.train_line</text:conditional-text></text:span></text:p>
              <text:p text:style-name="P6"><text:span text:style-name="T1">Stop location: </text:span><text:span text:style-name="T1"><text:conditional-text text:condition="ooow:True" text:string-value-if-true="&quot;student.placement.stop_location&quot;" text:string-value-if-false="">student.placement.stop_location</text:conditional-text></text:span></text:p>
              <text:p text:style-name="P7">Company Contact:</text:p>
              <text:p text:style-name="P4"><text:conditional-text text:condition="ooow:True" text:string-value-if-true="&quot;student.get_contact.fname&quot;" text:string-value-if-false="">student.get_contact.fname</text:conditional-text> <text:conditional-text text:condition="ooow:True" text:string-value-if-true="&quot;student.get_contact.lname&quot;" text:string-value-if-false="">student.get_contact.lname</text:conditional-text></text:p>
              <text:p text:style-name="P4"><text:conditional-text text:condition="ooow:True" text:string-value-if-true="&quot;student.get_contact.phone&quot;" text:string-value-if-false="">student.get_contact.phone</text:conditional-text></text:p>
            </table:table-cell>
            <table:table-cell table:style-name="Table1.B1" office:value-type="string">
              <text:p text:style-name="P3">Directions to:</text:p>
              <text:p text:style-name="P3"><text:conditional-text text:condition="ooow:True" text:string-value-if-true="&quot;student.placement.directions_to&quot;" text:string-value-if-false="">student.placement.directions_to</text:conditional-text></text:p>
              <text:p text:style-name="P3">Directions to pickup:</text:p>
              <text:p text:style-name="P3"><text:conditional-text text:condition="ooow:True" text:string-value-if-true="&quot;student.placement.directions_pickup&quot;" text:string-value-if-false="">student.placement.directions_pickup</text:conditional-text></text:p>
            </table:table-cell>
          </table:table-row>
        </table:table>
        <text:p text:style-name="P8"><office:annotation><dc:creator>David </dc:creator><dc:date>2011-05-01T15:39:49</dc:date><text:p text:style-name="P12"><text:span text:style-name="T2">do text </text:span></text:p><text:p text:style-name="P12"><text:span text:style-name="T2">from document(at=student.placement.map.path)</text:span></text:p></office:annotation></text:p>
        <text:p text:style-name="P1">Not sure where you are or how to get to where you're supposed to be? Follow these steps:</text:p>
        <text:list xml:id="list580045972" text:style-name="L1">
          <text:list-header>
            <text:p text:style-name="P9"/>
          </text:list-header>
          <text:list-item text:start-value="1">
            <text:p text:style-name="P10">Use your map, including the street address and directions written on it; if you still can't figure it out.</text:p>
          </text:list-item>
          <text:list-item>
            <text:p text:style-name="P10">Ask for help from someone official: a police officer, a store owner, a security guard or the front desk staff at an office building; if you can't still find where you're going.</text:p>
          </text:list-item>
          <text:list-item>
            <text:p text:style-name="P10">Call XXX you may use your cell phone, or go into an office building and explain to security your situation and ask if you can use a phone.</text:p>
          </text:list-item>
          <text:list-item>
            <text:p text:style-name="P10">Finally, as a last resort, you also have the phone number for your company on this sheet; you may call your office or call the school XXX or call your family BUT ALWAYS let the CWSP staff know where you are!</text:p>
            <text:p text:style-name="P11"/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05-01T15:20:03</meta:creation-date>
    <dc:date>2011-05-04T17:38:30</dc:date>
    <dc:creator>David </dc:creator>
    <meta:editing-duration>PT3H43M19S</meta:editing-duration>
    <meta:editing-cycles>28</meta:editing-cycles>
    <meta:generator>LibreOffice/3.3$Unix LibreOffice_project/330m19$Build-202</meta:generator>
    <meta:document-statistic meta:table-count="1" meta:image-count="0" meta:object-count="0" meta:page-count="2" meta:paragraph-count="20" meta:word-count="169" meta:character-count="1152"/>
  </office:meta>
</office:document-meta>
</file>